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20c0ac" officeooo:paragraph-rsid="0020c0ac"/>
    </style:style>
    <style:style style:name="P2" style:family="paragraph" style:parent-style-name="Standard">
      <style:text-properties fo:language="fr" fo:country="FR" officeooo:rsid="001f006c"/>
    </style:style>
    <style:style style:name="P3" style:family="paragraph" style:parent-style-name="Standard">
      <style:text-properties fo:language="fr" fo:country="FR" officeooo:rsid="001f006c" officeooo:paragraph-rsid="001f006c"/>
    </style:style>
    <style:style style:name="P4" style:family="paragraph" style:parent-style-name="Standard">
      <style:text-properties fo:language="fr" fo:country="FR" officeooo:rsid="001fca4f" officeooo:paragraph-rsid="001fca4f"/>
    </style:style>
    <style:style style:name="P5" style:family="paragraph" style:parent-style-name="Standard">
      <style:text-properties fo:language="fr" fo:country="FR" officeooo:rsid="0020c0ac" officeooo:paragraph-rsid="0020c0ac"/>
    </style:style>
    <style:style style:name="P6" style:family="paragraph" style:parent-style-name="Standard">
      <style:text-properties fo:language="fr" fo:country="FR" officeooo:rsid="0026ef09" officeooo:paragraph-rsid="0026ef09"/>
    </style:style>
    <style:style style:name="P7" style:family="paragraph" style:parent-style-name="Standard">
      <style:text-properties fo:language="fr" fo:country="FR" officeooo:rsid="0029c4c3" officeooo:paragraph-rsid="0029c4c3"/>
    </style:style>
    <style:style style:name="P8" style:family="paragraph" style:parent-style-name="Standard">
      <style:text-properties fo:language="fr" fo:country="FR" officeooo:rsid="002baf5f" officeooo:paragraph-rsid="002baf5f"/>
    </style:style>
    <style:style style:name="P9" style:family="paragraph" style:parent-style-name="Standard">
      <style:text-properties fo:color="#032b8c" style:text-outline="false" style:font-name="LucidaGrande" fo:font-size="11pt" fo:letter-spacing="normal" fo:language="fr" fo:country="FR" fo:font-weight="normal" officeooo:rsid="0025326f" officeooo:paragraph-rsid="0025326f" style:letter-kerning="false" style:font-size-asian="11pt" style:font-weight-asian="normal"/>
    </style:style>
    <style:style style:name="P10" style:family="paragraph" style:parent-style-name="Standard">
      <style:text-properties officeooo:rsid="002c9273" officeooo:paragraph-rsid="002c9273"/>
    </style:style>
    <style:style style:name="P11" style:family="paragraph" style:parent-style-name="Standard">
      <style:text-properties officeooo:rsid="002e8f58" officeooo:paragraph-rsid="002e8f58"/>
    </style:style>
    <style:style style:name="P12" style:family="paragraph" style:parent-style-name="Standard">
      <style:text-properties officeooo:rsid="002f06e6" officeooo:paragraph-rsid="002f06e6"/>
    </style:style>
    <style:style style:name="P13" style:family="paragraph" style:parent-style-name="Standard" style:list-style-name="L1">
      <style:text-properties fo:language="fr" fo:country="FR" officeooo:rsid="001fca4f" officeooo:paragraph-rsid="001fca4f"/>
    </style:style>
    <style:style style:name="P14" style:family="paragraph" style:parent-style-name="Standard" style:list-style-name="L1">
      <style:text-properties fo:language="fr" fo:country="FR" officeooo:rsid="0020c0ac" officeooo:paragraph-rsid="0020c0ac"/>
    </style:style>
    <style:style style:name="P15" style:family="paragraph" style:parent-style-name="Standard">
      <style:text-properties officeooo:rsid="002f06e6" officeooo:paragraph-rsid="002f06e6"/>
    </style:style>
    <style:style style:name="P16" style:family="paragraph" style:parent-style-name="Standard">
      <style:text-properties officeooo:rsid="0030a75f" officeooo:paragraph-rsid="0030a75f"/>
    </style:style>
    <style:style style:name="T1" style:family="text">
      <style:text-properties officeooo:rsid="0028a00e"/>
    </style:style>
    <style:style style:name="T2" style:family="text">
      <style:text-properties officeooo:rsid="002e8f58"/>
    </style:style>
    <style:style style:name="T3" style:family="text">
      <style:text-properties officeooo:rsid="0030f8f0"/>
    </style:style>
    <style:style style:name="T4" style:family="text">
      <style:text-properties officeooo:rsid="00325a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t Intelligence Artificielle Semestre de printemps 2016</text:p>
      <text:p text:style-name="P3"/>
      <text:p text:style-name="P2">Journal de bord </text:p>
      <text:p text:style-name="P3">29/01/2016 : montage du robot en lego + installation de l'environnement leJOS</text:p>
      <text:p text:style-name="P3"/>
      <text:p text:style-name="P3">05/02/2016 : flash de la microcarte SD pour installer leJOS sur le robot nommé YETI</text:p>
      <text:p text:style-name="P3"><text:tab/><text:tab/><text:tab/></text:p>
      <text:p text:style-name="P4">objectifs pour la prochaine séance :</text:p>
      <text:list xml:id="list7915344226061169976" text:style-name="L1">
        <text:list-item>
          <text:p text:style-name="P13">analyser les capteurs</text:p>
        </text:list-item>
        <text:list-item>
          <text:p text:style-name="P13">se documenter pour le moteur</text:p>
        </text:list-item>
        <text:list-item>
          <text:p text:style-name="P14">réfléchir au cdcf</text:p>
        </text:list-item>
      </text:list>
      <text:p text:style-name="P5"/>
      <text:p text:style-name="P6">12/02/2016 : mise en place de la structure de base du programme</text:p>
      <text:p text:style-name="P6"><text:tab/><text:tab/>établissement du CDCF</text:p>
      <text:p text:style-name="P6"><text:tab/><text:tab/>Répartition des tâches</text:p>
      <text:p text:style-name="P6"><text:tab/><text:tab/>Capteurs okay</text:p>
      <text:p text:style-name="P6"/>
      <text:p text:style-name="P6">19/02/2016 : <text:span text:style-name="T1">mise en place d'une tactique qui permet d'ouvrir les pinces au début de la partie et les fermer lors de la détection d'un palet. </text:span></text:p>
      <text:p text:style-name="P6"/>
      <text:p text:style-name="P7">Tactic pinces ok</text:p>
      <text:p text:style-name="P7">Tactic suiveur de ligne commencé </text:p>
      <text:p text:style-name="P7"/>
      <text:p text:style-name="P7"/>
      <text:p text:style-name="P7">Objectifs : EE : suiveur de ligne : faire avancer le robot plus vite (mais pas trop pour qu'il puisse s'arrêter)</text:p>
      <text:p text:style-name="P7">Ajouter un argument GAUCHE/DROITE</text:p>
      <text:p text:style-name="P7"/>
      <text:p text:style-name="P7">Younes : Tactic relâcher le palet</text:p>
      <text:p text:style-name="P7"/>
      <text:p text:style-name="P8">Timothée : commencer code GPS</text:p>
      <text:p text:style-name="P9"/>
      <text:p text:style-name="P10">26/02/2016 : mise en place d'une tactique qui permet de emener les palet dans les camps adverse</text:p>
      <text:p text:style-name="P10"><text:tab/> <text:s text:c="6"/>: Améloration followline pour aller plus droit, plus rapide</text:p>
      <text:p text:style-name="P10"/>
      <text:p text:style-name="P10">Objectif séance prochaine:</text:p>
      <text:p text:style-name="P10">Elodie: <text:span text:style-name="T2">navigation sur plateau</text:span></text:p>
      <text:p text:style-name="P11">Emma: eviter l'ennemi et les obstacles </text:p>
      <text:p text:style-name="P10">Timothée : <text:span text:style-name="T2">gestion tactique</text:span></text:p>
      <text:p text:style-name="P10">Younes : <text:span text:style-name="T2">mouvement du robot vis-à-vis du palet</text:span></text:p>
      <text:p text:style-name="P10"/>
      <text:p text:style-name="P12">4/03/2016 : classe globale PaletPosition permettant de savoir quel est le palet libre le plus proche du robot </text:p>
      <text:p text:style-name="P12"><text:tab/>AvoidFoe fini </text:p>
      <text:p text:style-name="P12"><text:tab/>améliorer goBack</text:p>
      <text:p text:style-name="P12"><text:tab/>améliorer capteur de couleur</text:p>
      <text:p text:style-name="P12"><text:tab/>travail sur gps</text:p>
      <text:p text:style-name="P12"/>
      <text:p text:style-name="P16">11/03/2016 : <text:span text:style-name="T3">Amélioration de PaletPosition</text:span></text:p>
      <text:p text:style-name="P16"><text:tab/><text:span text:style-name="T3">Amélioration du GPS</text:span></text:p>
      <text:p text:style-name="P16"><text:tab/><text:span text:style-name="T3">Implémentation de la tactique MoveTo</text:span></text:p>
      <text:p text:style-name="P12"/>
      <text:p text:style-name="P12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7:25:53.847693000</meta:creation-date>
    <dc:date>2016-03-11T17:12:30.849681000</dc:date>
    <meta:editing-duration>PT2H7M8S</meta:editing-duration>
    <meta:editing-cycles>15</meta:editing-cycles>
    <meta:generator>LibreOffice/5.0.2.2$MacOSX_X86_64 LibreOffice_project/ab9e2a14cfa5edd30bd74f156cfba09bfd5be3a0</meta:generator>
    <meta:document-statistic meta:table-count="0" meta:image-count="0" meta:object-count="0" meta:page-count="2" meta:paragraph-count="35" meta:word-count="240" meta:character-count="1482" meta:non-whitespace-character-count="1250"/>
  </office:meta>
</office:document-meta>
</file>